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AI assisted Hardware development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March 2026 PA Nilss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Why use AI for electronics development?</text:p>
          </draw:text-box>
        </draw:frame>
        <draw:frame presentation:style-name="pr5" draw:layer="layout" svg:width="25.199cm" svg:height="9.134cm" svg:x="1.4cm" svg:y="5.47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Helps designer to better describe the project on a high level</text:span></text:p>
                <text:list>
                  <text:list-item>
                    <text:p><text:span text:style-name="T2">Improved documentation for hand over or on-boarding of other engineers</text:span></text:p>
                  </text:list-item>
                </text:list>
              </text:list-item>
              <text:list-item>
                <text:p><text:span text:style-name="T1">Based on high level requirements it can provide a good starting point on a block level</text:span></text:p>
                <text:p/>
              </text:list-item>
            </text:list>
          </draw:text-box>
        </draw:frame>
        <draw:frame presentation:style-name="pr4" draw:text-style-name="P4" draw:layer="layout" svg:width="9.395cm" svg:height="2.63cm" svg:x="0.765cm" svg:y="3.257cm" presentation:class="title" presentation:user-transformed="true">
          <draw:text-box>
            <text:p><text:span text:style-name="T3">Exploratory phase</text:span></text:p>
          </draw:text-box>
        </draw:frame>
        <presentation:notes draw:style-name="dp1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Why use AI for electronics development?</text:p>
          </draw:text-box>
        </draw:frame>
        <draw:frame presentation:style-name="pr5" draw:layer="layout" svg:width="25.199cm" svg:height="9.134cm" svg:x="1.4cm" svg:y="5.47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Component searches</text:span></text:p>
                <text:list>
                  <text:list-item>
                    <text:p><text:span text:style-name="T5">Can provide component candidates based on soft high level requirements on components.</text:span></text:p>
                  </text:list-item>
                  <text:list-item>
                    <text:p><text:span text:style-name="T5">Verify component availability</text:span></text:p>
                  </text:list-item>
                </text:list>
              </text:list-item>
              <text:list-item>
                <text:p><text:span text:style-name="T4">Power requirement calculations</text:span></text:p>
                <text:list>
                  <text:list-item>
                    <text:p><text:span text:style-name="T5">Can produce good documentation on power budgets, reading datasheets and extracting data for all </text:span><text:span text:style-name="T5">components in the design</text:span></text:p>
                  </text:list-item>
                </text:list>
              </text:list-item>
              <text:list-item>
                <text:p><text:span text:style-name="T4">Find and download component symbols and create libraries where needed.</text:span></text:p>
                <text:list>
                  <text:list-item>
                    <text:p><text:span text:style-name="T5">Can be instructed to analyze the design, then download and create missing components symbols and </text:span><text:span text:style-name="T5">footprints.</text:span></text:p>
                  </text:list-item>
                </text:list>
              </text:list-item>
              <text:list-item>
                <text:p><text:span text:style-name="T5">Draw a first block level schematics to set basic structure</text:span></text:p>
              </text:list-item>
            </text:list>
          </draw:text-box>
        </draw:frame>
        <draw:frame presentation:style-name="pr4" draw:text-style-name="P4" draw:layer="layout" svg:width="9.395cm" svg:height="2.63cm" svg:x="1.4cm" svg:y="3.257cm" presentation:class="title" presentation:user-transformed="true">
          <draw:text-box>
            <text:p><text:span text:style-name="T3">Implementation phase</text:span></text:p>
          </draw:text-box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Why use AI for electronics development?</text:p>
          </draw:text-box>
        </draw:frame>
        <draw:frame presentation:style-name="pr5" draw:layer="layout" svg:width="25.199cm" svg:height="9.134cm" svg:x="1.4cm" svg:y="5.47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Act as an additional peer review participant</text:span></text:p>
                <text:list>
                  <text:list-item>
                    <text:p><text:span text:style-name="T4">Review pinouts for component symbols and footprints</text:span></text:p>
                  </text:list-item>
                  <text:list-item>
                    <text:p><text:span text:style-name="T4">Find missing connections</text:span></text:p>
                  </text:list-item>
                </text:list>
              </text:list-item>
              <text:list-item>
                <text:p><text:span text:style-name="T4">Power requirement calculations</text:span></text:p>
                <text:list>
                  <text:list-item>
                    <text:p><text:span text:style-name="T5">Can produce good documentation on power budgets, reading datasheets and extracting data for all components in the design</text:span></text:p>
                  </text:list-item>
                </text:list>
              </text:list-item>
              <text:list-item>
                <text:p><text:span text:style-name="T4">Find and download component symbols and create libraries where needed.</text:span></text:p>
                <text:list>
                  <text:list-item>
                    <text:p><text:span text:style-name="T5">Can be instructed to analyze the design, then download and create missing components symbols and footprints.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9.395cm" svg:height="2.63cm" svg:x="1.4cm" svg:y="3.257cm" presentation:class="title" presentation:user-transformed="true">
          <draw:text-box>
            <text:p><text:span text:style-name="T3">Design review phase</text:span></text:p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6">This work is licensed under a Creative Commons Attribution-ShareAlike 3.0 Unported License.</text:span><text:span text:style-name="T6"><text:line-break/></text:span><text:span text:style-name="T6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08:43:57.354490710</meta:creation-date>
    <meta:editing-duration>PT34M38S</meta:editing-duration>
    <meta:editing-cycles>3</meta:editing-cycles>
    <meta:generator>LibreOffice/24.2.7.2$Linux_X86_64 LibreOffice_project/420$Build-2</meta:generator>
    <dc:title>Blueprint Plans</dc:title>
    <dc:date>2026-03-02T09:40:04.712811250</dc:date>
    <meta:document-statistic meta:object-count="78"/>
    <meta:template xlink:type="simple" xlink:actuate="onRequest" xlink:title="Blueprint Plans" xlink:href="../../../../../../usr/lib/libreoffice/share/template/common/presnt/Blueprint_Plans.otp" meta:date="2026-03-02T08:43:56.278333758"/>
  </office:meta>
</office:document-meta>
</file>